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IBMPlexMono, monospace," fo:background-color="#fffffe"/>
    </style:style>
    <style:style style:name="T1" style:family="text">
      <style:text-properties fo:color="#0000ff"/>
    </style:style>
    <style:style style:name="T2" style:family="text">
      <style:text-properties fo:color="#800000"/>
    </style:style>
    <style:style style:name="T3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</text:span><text:span text:style-name="T2">AvailRQ</text:span><text:span text:style-name="T1">&gt;</text:span></text:p>
      <text:p text:style-name="P1"><text:span text:style-name="T1">&lt;</text:span><text:span text:style-name="T2">timeoutMilliseconds</text:span><text:span text:style-name="T1">&gt;</text:span>20000<text:span text:style-name="T1">&lt;/</text:span><text:span text:style-name="T2">timeoutMilliseconds</text:span><text:span text:style-name="T1">&gt;</text:span></text:p>
      <text:p text:style-name="P1"><text:span text:style-name="T1">&lt;</text:span><text:span text:style-name="T2">source</text:span><text:span text:style-name="T1">&gt;</text:span></text:p>
      <text:p text:style-name="P1"><text:span text:style-name="T1">&lt;</text:span><text:span text:style-name="T2">languageCode</text:span><text:span text:style-name="T1">&gt;</text:span>en<text:span text:style-name="T1">&lt;/</text:span><text:span text:style-name="T2">languageCode</text:span><text:span text:style-name="T1">&gt;</text:span></text:p>
      <text:p text:style-name="P1"><text:span text:style-name="T1">&lt;/</text:span><text:span text:style-name="T2">source</text:span><text:span text:style-name="T1">&gt;</text:span></text:p>
      <text:p text:style-name="P1"><text:span text:style-name="T1">&lt;</text:span><text:span text:style-name="T2">Configuration</text:span><text:span text:style-name="T1">&gt;</text:span></text:p>
      <text:p text:style-name="P1"><text:span text:style-name="T1">&lt;</text:span><text:span text:style-name="T2">URLGeneric</text:span><text:span text:style-name="T1">&gt;</text:span>{{base_url}}<text:span text:style-name="T1">&lt;/</text:span><text:span text:style-name="T2">URLGeneric</text:span><text:span text:style-name="T1">&gt;</text:span></text:p>
      <text:p text:style-name="P1"><text:span text:style-name="T1">&lt;</text:span><text:span text:style-name="T2">Parameters</text:span><text:span text:style-name="T1">&gt;</text:span></text:p>
      <text:p text:style-name="P1"><text:span text:style-name="T1">&lt;</text:span><text:span text:style-name="T2">Parameter</text:span> <text:span text:style-name="T3">key</text:span> = <text:span text:style-name="T1">"User"</text:span> <text:span text:style-name="T3">value</text:span> = <text:span text:style-name="T1">"{{user}}"</text:span><text:span text:style-name="T2">/</text:span><text:span text:style-name="T1">&gt;</text:span></text:p>
      <text:p text:style-name="P1"><text:span text:style-name="T1">&lt;</text:span><text:span text:style-name="T2">Parameter</text:span> <text:span text:style-name="T3">key</text:span> = <text:span text:style-name="T1">"Apikey"</text:span> <text:span text:style-name="T3">value</text:span> = <text:span text:style-name="T1">"{{apikey}}"</text:span><text:span text:style-name="T2">/</text:span><text:span text:style-name="T1">&gt;</text:span></text:p>
      <text:p text:style-name="P1"><text:span text:style-name="T1">&lt;</text:span><text:span text:style-name="T2">Parameter</text:span> <text:span text:style-name="T3">key</text:span> = <text:span text:style-name="T1">"UrlAvail"</text:span> <text:span text:style-name="T3">value</text:span> = <text:span text:style-name="T1">"{{base_url}}/hotel-search"</text:span><text:span text:style-name="T2">/</text:span><text:span text:style-name="T1">&gt;</text:span></text:p>
      <text:p text:style-name="P1"><text:span text:style-name="T1">&lt;</text:span><text:span text:style-name="T2">Parameter</text:span> <text:span text:style-name="T3">key</text:span> = <text:span text:style-name="T1">"UrlValuation"</text:span> <text:span text:style-name="T3">value</text:span> = <text:span text:style-name="T1">"{{base_url}}/valuation"</text:span><text:span text:style-name="T2">/</text:span><text:span text:style-name="T1">&gt;</text:span></text:p>
      <text:p text:style-name="P1"><text:span text:style-name="T1">&lt;</text:span><text:span text:style-name="T2">Parameter</text:span> <text:span text:style-name="T3">key</text:span> = <text:span text:style-name="T1">"UrlReservation"</text:span> <text:span text:style-name="T3">value</text:span> = <text:span text:style-name="T1">"{{base_url}}/reservation"</text:span><text:span text:style-name="T2">/</text:span><text:span text:style-name="T1">&gt;</text:span></text:p>
      <text:p text:style-name="P1"><text:span text:style-name="T1">&lt;/</text:span><text:span text:style-name="T2">Parameters</text:span><text:span text:style-name="T1">&gt;</text:span></text:p>
      <text:p text:style-name="P1"><text:span text:style-name="T1">&lt;/</text:span><text:span text:style-name="T2">Configuration</text:span><text:span text:style-name="T1">&gt;</text:span></text:p>
      <text:p text:style-name="P1"><text:span text:style-name="T1">&lt;</text:span><text:span text:style-name="T2">CancellationPolicies</text:span><text:span text:style-name="T1">&gt;</text:span>false<text:span text:style-name="T1">&lt;/</text:span><text:span text:style-name="T2">CancellationPolicies</text:span><text:span text:style-name="T1">&gt;</text:span></text:p>
      <text:p text:style-name="P1"><text:span text:style-name="T1">&lt;</text:span><text:span text:style-name="T2">RoomCancellationPolicies</text:span><text:span text:style-name="T1">&gt;</text:span>false<text:span text:style-name="T1">&lt;/</text:span><text:span text:style-name="T2">RoomCancellationPolicies</text:span><text:span text:style-name="T1">&gt;</text:span></text:p>
      <text:p text:style-name="P1"><text:span text:style-name="T1">&lt;</text:span><text:span text:style-name="T2">DailyPrices</text:span><text:span text:style-name="T1">&gt;</text:span>false<text:span text:style-name="T1">&lt;/</text:span><text:span text:style-name="T2">DailyPrices</text:span><text:span text:style-name="T1">&gt;</text:span></text:p>
      <text:p text:style-name="P1"><text:span text:style-name="T1">&lt;</text:span><text:span text:style-name="T2">DailyRatePlans</text:span><text:span text:style-name="T1">&gt;</text:span>false<text:span text:style-name="T1">&lt;/</text:span><text:span text:style-name="T2">DailyRatePlans</text:span><text:span text:style-name="T1">&gt;</text:span></text:p>
      <text:p text:style-name="P1"><text:span text:style-name="T1">&lt;</text:span><text:span text:style-name="T2">OnRequest</text:span><text:span text:style-name="T1">&gt;</text:span>false<text:span text:style-name="T1">&lt;/</text:span><text:span text:style-name="T2">OnRequest</text:span><text:span text:style-name="T1">&gt;</text:span></text:p>
      <text:p text:style-name="P1"><text:span text:style-name="T1">&lt;</text:span><text:span text:style-name="T2">BusinessRules</text:span><text:span text:style-name="T1">&gt;&lt;/</text:span><text:span text:style-name="T2">BusinessRules</text:span><text:span text:style-name="T1">&gt;</text:span></text:p>
      <text:p text:style-name="P1"><text:span text:style-name="T1">&lt;</text:span><text:span text:style-name="T2">AvailDestinations</text:span><text:span text:style-name="T1">&gt;</text:span> list of destinations </text:p>
      <text:p text:style-name="Standard"/>
      <text:p text:style-name="P1"><text:span text:style-name="T1">&lt;</text:span><text:span text:style-name="T2">Destination</text:span> <text:span text:style-name="T3">type</text:span> = <text:span text:style-name="T1">"HOT"</text:span> <text:span text:style-name="T3">code</text:span> = <text:span text:style-name="T1">"260355"</text:span><text:span text:style-name="T2">/</text:span><text:span text:style-name="T1">&gt;</text:span></text:p>
      <text:p text:style-name="P1"><text:span text:style-name="T1">&lt;/</text:span><text:span text:style-name="T2">AvailDestinations</text:span><text:span text:style-name="T1">&gt;</text:span></text:p>
      <text:p text:style-name="P1"><text:span text:style-name="T1">&lt;</text:span><text:span text:style-name="T2">StartDate</text:span><text:span text:style-name="T1">&gt;</text:span>30/8/2022<text:span text:style-name="T1">&lt;/</text:span><text:span text:style-name="T2">StartDate</text:span><text:span text:style-name="T1">&gt;</text:span></text:p>
      <text:p text:style-name="P1"><text:span text:style-name="T1">&lt;</text:span><text:span text:style-name="T2">EndDate</text:span><text:span text:style-name="T1">&gt;</text:span>1/9/2022<text:span text:style-name="T1">&lt;/</text:span><text:span text:style-name="T2">EndDate</text:span><text:span text:style-name="T1">&gt;</text:span></text:p>
      <text:p text:style-name="P1"><text:span text:style-name="T1">&lt;</text:span><text:span text:style-name="T2">Currency</text:span><text:span text:style-name="T1">&gt;</text:span>AED<text:span text:style-name="T1">&lt;/</text:span><text:span text:style-name="T2">Currency</text:span><text:span text:style-name="T1">&gt;</text:span></text:p>
      <text:p text:style-name="P1"><text:span text:style-name="T1">&lt;</text:span><text:span text:style-name="T2">Nationality</text:span><text:span text:style-name="T1">&gt;</text:span>IN<text:span text:style-name="T1">&lt;/</text:span><text:span text:style-name="T2">Nationality</text:span><text:span text:style-name="T1">&gt;</text:span></text:p>
      <text:p text:style-name="P1"><text:span text:style-name="T1">&lt;</text:span><text:span text:style-name="T2">Markets</text:span><text:span text:style-name="T1">&gt;</text:span></text:p>
      <text:p text:style-name="P1"><text:span text:style-name="T1">&lt;</text:span><text:span text:style-name="T2">Market</text:span><text:span text:style-name="T1">&gt;</text:span>AE<text:span text:style-name="T1">&lt;/</text:span><text:span text:style-name="T2">Market</text:span><text:span text:style-name="T1">&gt;</text:span></text:p>
      <text:p text:style-name="P1"><text:span text:style-name="T1">&lt;/</text:span><text:span text:style-name="T2">Markets</text:span><text:span text:style-name="T1">&gt;</text:span></text:p>
      <text:p text:style-name="P1"><text:span text:style-name="T1">&lt;</text:span><text:span text:style-name="T2">RoomCandidates</text:span><text:span text:style-name="T1">&gt;</text:span></text:p>
      <text:p text:style-name="P1"><text:span text:style-name="T1">&lt;</text:span><text:span text:style-name="T2">RoomCandidate</text:span> <text:span text:style-name="T3">id</text:span> = <text:span text:style-name="T1">"1"&gt;</text:span></text:p>
      <text:p text:style-name="P1"><text:span text:style-name="T1">&lt;</text:span><text:span text:style-name="T2">Paxes</text:span><text:span text:style-name="T1">&gt;</text:span></text:p>
      <text:p text:style-name="P1"><text:span text:style-name="T1">&lt;</text:span><text:span text:style-name="T2">Pax</text:span> <text:span text:style-name="T3">age</text:span> = <text:span text:style-name="T1">"30"</text:span> <text:span text:style-name="T3">id</text:span> = <text:span text:style-name="T1">"1"</text:span><text:span text:style-name="T2">/</text:span><text:span text:style-name="T1">&gt;</text:span></text:p>
      <text:p text:style-name="P1"><text:span text:style-name="T1">&lt;</text:span><text:span text:style-name="T2">Pax</text:span> <text:span text:style-name="T3">age</text:span> = <text:span text:style-name="T1">"30"</text:span> <text:span text:style-name="T3">id</text:span> = <text:span text:style-name="T1">"2"</text:span><text:span text:style-name="T2">/</text:span><text:span text:style-name="T1">&gt;</text:span></text:p>
      <text:p text:style-name="P1"><text:span text:style-name="T1">&lt;/</text:span><text:span text:style-name="T2">Paxes</text:span><text:span text:style-name="T1">&gt;</text:span></text:p>
      <text:p text:style-name="P1"><text:span text:style-name="T1">&lt;/</text:span><text:span text:style-name="T2">RoomCandidate</text:span><text:span text:style-name="T1">&gt;</text:span></text:p>
      <text:p text:style-name="P1"><text:span text:style-name="T1">&lt;/</text:span><text:span text:style-name="T2">RoomCandidates</text:span><text:span text:style-name="T1">&gt;</text:span></text:p>
      <text:p text:style-name="P1"><text:span text:style-name="T1">&lt;/</text:span><text:span text:style-name="T2">AvailRQ</text:span><text:span text:style-name="T1">&gt;</text:span></text:p>
      <text:p text:style-name="P1"><text:span text:style-name="T1"/></text:p>
      <text:p text:style-name="P1"><text:span text:style-name="T1">&lt;</text:span><text:span text:style-name="T2">ValuationRQ</text:span><text:span text:style-name="T1">&gt;</text:span></text:p>
      <text:p text:style-name="P1"><text:span text:style-name="T1">&lt;</text:span><text:span text:style-name="T2">timeoutMilliseconds</text:span><text:span text:style-name="T1">&gt;</text:span>20000<text:span text:style-name="T1">&lt;/</text:span><text:span text:style-name="T2">timeoutMilliseconds</text:span><text:span text:style-name="T1">&gt;</text:span></text:p>
      <text:p text:style-name="P1"><text:span text:style-name="T1">&lt;</text:span><text:span text:style-name="T2">source</text:span><text:span text:style-name="T1">&gt;</text:span></text:p>
      <text:p text:style-name="P1"><text:span text:style-name="T1">&lt;</text:span><text:span text:style-name="T2">languageCode</text:span><text:span text:style-name="T1">&gt;</text:span>en<text:span text:style-name="T1">&lt;/</text:span><text:span text:style-name="T2">languageCode</text:span><text:span text:style-name="T1">&gt;</text:span></text:p>
      <text:p text:style-name="P1"><text:span text:style-name="T1">&lt;/</text:span><text:span text:style-name="T2">source</text:span><text:span text:style-name="T1">&gt;</text:span></text:p>
      <text:p text:style-name="P1"><text:span text:style-name="T1">&lt;</text:span><text:span text:style-name="T2">Configuration</text:span><text:span text:style-name="T1">&gt;</text:span></text:p>
      <text:p text:style-name="P1"><text:span text:style-name="T1">&lt;</text:span><text:span text:style-name="T2">URLGeneric</text:span><text:span text:style-name="T1">&gt;</text:span>{{base_url}}<text:span text:style-name="T1">&lt;/</text:span><text:span text:style-name="T2">URLGeneric</text:span><text:span text:style-name="T1">&gt;</text:span></text:p>
      <text:p text:style-name="P1"><text:span text:style-name="T1">&lt;</text:span><text:span text:style-name="T2">Parameters</text:span><text:span text:style-name="T1">&gt;</text:span></text:p>
      <text:p text:style-name="P1"><text:span text:style-name="T1">&lt;</text:span><text:span text:style-name="T2">Parameter</text:span> <text:span text:style-name="T3">key</text:span> = <text:span text:style-name="T1">"User"</text:span> <text:span text:style-name="T3">value</text:span> = <text:span text:style-name="T1">"{{user}}"</text:span><text:span text:style-name="T2">/</text:span><text:span text:style-name="T1">&gt;</text:span></text:p>
      <text:p text:style-name="P1"><text:span text:style-name="T1">&lt;</text:span><text:span text:style-name="T2">Parameter</text:span> <text:span text:style-name="T3">key</text:span> = <text:span text:style-name="T1">"Apikey"</text:span> <text:span text:style-name="T3">value</text:span> = <text:span text:style-name="T1">"{{apikey}}"</text:span><text:span text:style-name="T2">/</text:span><text:span text:style-name="T1">&gt;</text:span></text:p>
      <text:p text:style-name="P1"><text:soft-page-break/><text:span text:style-name="T1">&lt;</text:span><text:span text:style-name="T2">Parameter</text:span> <text:span text:style-name="T3">key</text:span> = <text:span text:style-name="T1">"UrlAvail"</text:span> <text:span text:style-name="T3">value</text:span> = <text:span text:style-name="T1">"{{base_url}}/hotel-search"</text:span><text:span text:style-name="T2">/</text:span><text:span text:style-name="T1">&gt;</text:span></text:p>
      <text:p text:style-name="P1"><text:span text:style-name="T1">&lt;</text:span><text:span text:style-name="T2">Parameter</text:span> <text:span text:style-name="T3">key</text:span> = <text:span text:style-name="T1">"UrlValuation"</text:span> <text:span text:style-name="T3">value</text:span> = <text:span text:style-name="T1">"{{base_url}}/valuation"</text:span><text:span text:style-name="T2">/</text:span><text:span text:style-name="T1">&gt;</text:span></text:p>
      <text:p text:style-name="P1"><text:span text:style-name="T1">&lt;</text:span><text:span text:style-name="T2">Parameter</text:span> <text:span text:style-name="T3">key</text:span> = <text:span text:style-name="T1">"UrlReservation"</text:span> <text:span text:style-name="T3">value</text:span> = <text:span text:style-name="T1">"{{base_url}}/reservation"</text:span><text:span text:style-name="T2">/</text:span><text:span text:style-name="T1">&gt;</text:span></text:p>
      <text:p text:style-name="P1"><text:span text:style-name="T1">&lt;/</text:span><text:span text:style-name="T2">Parameters</text:span><text:span text:style-name="T1">&gt;</text:span></text:p>
      <text:p text:style-name="P1"><text:span text:style-name="T1">&lt;/</text:span><text:span text:style-name="T2">Configuration</text:span><text:span text:style-name="T1">&gt;</text:span></text:p>
      <text:p text:style-name="P1"><text:span text:style-name="T1">&lt;</text:span><text:span text:style-name="T2">StartDate</text:span><text:span text:style-name="T1">&gt;</text:span>31/08/2022<text:span text:style-name="T1">&lt;/</text:span><text:span text:style-name="T2">StartDate</text:span><text:span text:style-name="T1">&gt;</text:span></text:p>
      <text:p text:style-name="P1"><text:span text:style-name="T1">&lt;</text:span><text:span text:style-name="T2">EndDate</text:span><text:span text:style-name="T1">&gt;</text:span>1/09/2022<text:span text:style-name="T1">&lt;/</text:span><text:span text:style-name="T2">EndDate</text:span><text:span text:style-name="T1">&gt;</text:span></text:p>
      <text:p text:style-name="P1"><text:span text:style-name="T1">&lt;</text:span><text:span text:style-name="T2">MealPlanCode</text:span><text:span text:style-name="T1">&gt;</text:span>6<text:span text:style-name="T1">&lt;/</text:span><text:span text:style-name="T2">MealPlanCode</text:span><text:span text:style-name="T1">&gt;</text:span></text:p>
      <text:p text:style-name="P1"><text:span text:style-name="T1">&lt;</text:span><text:span text:style-name="T2">HotelCode</text:span><text:span text:style-name="T1">&gt;</text:span>260355<text:span text:style-name="T1">&lt;/</text:span><text:span text:style-name="T2">HotelCode</text:span><text:span text:style-name="T1">&gt;</text:span></text:p>
      <text:p text:style-name="P1"><text:span text:style-name="T1">&lt;</text:span><text:span text:style-name="T2">PaymentType</text:span><text:span text:style-name="T1">&gt;</text:span>MerchantPay<text:span text:style-name="T1">&lt;/</text:span><text:span text:style-name="T2">PaymentType</text:span><text:span text:style-name="T1">&gt;</text:span></text:p>
      <text:p text:style-name="P1"><text:span text:style-name="T1">&lt;</text:span><text:span text:style-name="T2">OptionType</text:span><text:span text:style-name="T1">&gt;</text:span>Hotel<text:span text:style-name="T1">&lt;/</text:span><text:span text:style-name="T2">OptionType</text:span><text:span text:style-name="T1">&gt;</text:span></text:p>
      <text:p text:style-name="P1"><text:span text:style-name="T1">&lt;</text:span><text:span text:style-name="T2">OnRequest</text:span><text:span text:style-name="T1">&gt;</text:span>false<text:span text:style-name="T1">&lt;/</text:span><text:span text:style-name="T2">OnRequest</text:span><text:span text:style-name="T1">&gt;</text:span></text:p>
      <text:p text:style-name="P1"><text:span text:style-name="T1">&lt;</text:span><text:span text:style-name="T2">BlockOption</text:span><text:span text:style-name="T1">&gt;</text:span>False<text:span text:style-name="T1">&lt;/</text:span><text:span text:style-name="T2">BlockOption</text:span><text:span text:style-name="T1">&gt;</text:span></text:p>
      <text:p text:style-name="P1"><text:span text:style-name="T1">&lt;</text:span><text:span text:style-name="T2">Nationality</text:span><text:span text:style-name="T1">&gt;</text:span>ES<text:span text:style-name="T1">&lt;/</text:span><text:span text:style-name="T2">Nationality</text:span><text:span text:style-name="T1">&gt;</text:span></text:p>
      <text:p text:style-name="P1"><text:span text:style-name="T1">&lt;</text:span><text:span text:style-name="T2">Parameters</text:span><text:span text:style-name="T1">&gt;</text:span></text:p>
      <text:p text:style-name="P1"><text:span text:style-name="T1">&lt;</text:span><text:span text:style-name="T2">Parameter</text:span> <text:span text:style-name="T3">key</text:span>=<text:span text:style-name="T1">"currency"</text:span> <text:span text:style-name="T3">value</text:span>=<text:span text:style-name="T1">"USD"</text:span> <text:span text:style-name="T2">/</text:span><text:span text:style-name="T1">&gt;</text:span></text:p>
      <text:p text:style-name="P1"><text:span text:style-name="T1">&lt;</text:span><text:span text:style-name="T2">Parameter</text:span> <text:span text:style-name="T3">key</text:span>=<text:span text:style-name="T1">"market"</text:span> <text:span text:style-name="T3">value</text:span>=<text:span text:style-name="T1">"229"</text:span> <text:span text:style-name="T2">/</text:span><text:span text:style-name="T1">&gt;</text:span></text:p>
      <text:p text:style-name="P1"><text:span text:style-name="T1">&lt;</text:span><text:span text:style-name="T2">Parameter</text:span> <text:span text:style-name="T3">key</text:span>=<text:span text:style-name="T1">"daily_rate#1"</text:span> <text:span text:style-name="T3">value</text:span>=<text:span text:style-name="T1">"861.11#861.11#"</text:span> <text:span text:style-name="T2">/</text:span><text:span text:style-name="T1">&gt;</text:span></text:p>
      <text:p text:style-name="P1"><text:span text:style-name="T1">&lt;/</text:span><text:span text:style-name="T2">Parameters</text:span><text:span text:style-name="T1">&gt;</text:span></text:p>
      <text:p text:style-name="P1"><text:span text:style-name="T1">&lt;</text:span><text:span text:style-name="T2">Rooms</text:span><text:span text:style-name="T1">&gt;</text:span></text:p>
      <text:p text:style-name="P1"><text:span text:style-name="T1">&lt;</text:span><text:span text:style-name="T2">Room</text:span> <text:span text:style-name="T3">id</text:span> = <text:span text:style-name="T1">"6394"</text:span> <text:span text:style-name="T3">roomCandidateRefId</text:span> = <text:span text:style-name="T1">"1"</text:span> <text:span text:style-name="T3">code</text:span> = <text:span text:style-name="T1">"6394"</text:span> <text:span text:style-name="T3">description</text:span> = <text:span text:style-name="T1">"room 2"</text:span><text:span text:style-name="T2">/</text:span><text:span text:style-name="T1">&gt;</text:span></text:p>
      <text:p text:style-name="P1"><text:span text:style-name="T1">&lt;/</text:span><text:span text:style-name="T2">Rooms</text:span><text:span text:style-name="T1">&gt;</text:span></text:p>
      <text:p text:style-name="P1"><text:span text:style-name="T1">&lt;</text:span><text:span text:style-name="T2">RoomCandidates</text:span><text:span text:style-name="T1">&gt;</text:span></text:p>
      <text:p text:style-name="P1"><text:span text:style-name="T1">&lt;</text:span><text:span text:style-name="T2">RoomCandidate</text:span> <text:span text:style-name="T3">id</text:span> = <text:span text:style-name="T1">"1"&gt;</text:span></text:p>
      <text:p text:style-name="P1"><text:span text:style-name="T1">&lt;</text:span><text:span text:style-name="T2">Paxes</text:span><text:span text:style-name="T1">&gt;</text:span></text:p>
      <text:p text:style-name="P1"><text:span text:style-name="T1">&lt;</text:span><text:span text:style-name="T2">Pax</text:span> <text:span text:style-name="T3">age</text:span> = <text:span text:style-name="T1">"30"</text:span> <text:span text:style-name="T3">id</text:span> = <text:span text:style-name="T1">"1"</text:span><text:span text:style-name="T2">/</text:span><text:span text:style-name="T1">&gt;</text:span></text:p>
      <text:p text:style-name="P1"><text:span text:style-name="T1">&lt;</text:span><text:span text:style-name="T2">Pax</text:span> <text:span text:style-name="T3">age</text:span> = <text:span text:style-name="T1">"30"</text:span> <text:span text:style-name="T3">id</text:span> = <text:span text:style-name="T1">"2"</text:span><text:span text:style-name="T2">/</text:span><text:span text:style-name="T1">&gt;</text:span></text:p>
      <text:p text:style-name="P1"><text:span text:style-name="T1">&lt;/</text:span><text:span text:style-name="T2">Paxes</text:span><text:span text:style-name="T1">&gt;</text:span></text:p>
      <text:p text:style-name="P1"><text:span text:style-name="T1">&lt;/</text:span><text:span text:style-name="T2">RoomCandidate</text:span><text:span text:style-name="T1">&gt;</text:span></text:p>
      <text:p text:style-name="P1"><text:span text:style-name="T1">&lt;/</text:span><text:span text:style-name="T2">RoomCandidates</text:span><text:span text:style-name="T1">&gt;</text:span></text:p>
      <text:p text:style-name="P1"><text:span text:style-name="T1">&lt;/</text:span><text:span text:style-name="T2">ValuationRQ</text:span><text:span text:style-name="T1">&gt;</text:span></text:p>
      <text:p text:style-name="P1"><text:span text:style-name="T1"/></text:p>
      <text:p text:style-name="P1"><text:span text:style-name="T1">&lt;</text:span><text:span text:style-name="T2">ReservationRQ</text:span><text:span text:style-name="T1">&gt;</text:span></text:p>
      <text:p text:style-name="P1"><text:span text:style-name="T1">&lt;</text:span><text:span text:style-name="T2">timeoutMilliseconds</text:span><text:span text:style-name="T1">&gt;</text:span>20000<text:span text:style-name="T1">&lt;/</text:span><text:span text:style-name="T2">timeoutMilliseconds</text:span><text:span text:style-name="T1">&gt;</text:span></text:p>
      <text:p text:style-name="P1"><text:span text:style-name="T1">&lt;</text:span><text:span text:style-name="T2">source</text:span><text:span text:style-name="T1">&gt;</text:span></text:p>
      <text:p text:style-name="P1"><text:span text:style-name="T1">&lt;</text:span><text:span text:style-name="T2">languageCode</text:span><text:span text:style-name="T1">&gt;</text:span>en<text:span text:style-name="T1">&lt;/</text:span><text:span text:style-name="T2">languageCode</text:span><text:span text:style-name="T1">&gt;</text:span></text:p>
      <text:p text:style-name="P1"><text:span text:style-name="T1">&lt;/</text:span><text:span text:style-name="T2">source</text:span><text:span text:style-name="T1">&gt;</text:span></text:p>
      <text:p text:style-name="P1"><text:span text:style-name="T1">&lt;</text:span><text:span text:style-name="T2">Configuration</text:span><text:span text:style-name="T1">&gt;</text:span></text:p>
      <text:p text:style-name="P1"><text:span text:style-name="T1">&lt;</text:span><text:span text:style-name="T2">URLGeneric</text:span><text:span text:style-name="T1">&gt;</text:span>{{base_url}}<text:span text:style-name="T1">&lt;/</text:span><text:span text:style-name="T2">URLGeneric</text:span><text:span text:style-name="T1">&gt;</text:span></text:p>
      <text:p text:style-name="P1"><text:span text:style-name="T1">&lt;</text:span><text:span text:style-name="T2">Parameters</text:span><text:span text:style-name="T1">&gt;</text:span></text:p>
      <text:p text:style-name="P1"><text:span text:style-name="T1">&lt;</text:span><text:span text:style-name="T2">Parameter</text:span> <text:span text:style-name="T3">key</text:span> = <text:span text:style-name="T1">"User"</text:span> <text:span text:style-name="T3">value</text:span> = <text:span text:style-name="T1">"{{user}}"</text:span><text:span text:style-name="T2">/</text:span><text:span text:style-name="T1">&gt;</text:span></text:p>
      <text:p text:style-name="P1"><text:span text:style-name="T1">&lt;</text:span><text:span text:style-name="T2">Parameter</text:span> <text:span text:style-name="T3">key</text:span> = <text:span text:style-name="T1">"Apikey"</text:span> <text:span text:style-name="T3">value</text:span> = <text:span text:style-name="T1">"{{apikey}}"</text:span><text:span text:style-name="T2">/</text:span><text:span text:style-name="T1">&gt;</text:span></text:p>
      <text:p text:style-name="P1"><text:span text:style-name="T1">&lt;</text:span><text:span text:style-name="T2">Parameter</text:span> <text:span text:style-name="T3">key</text:span> = <text:span text:style-name="T1">"UrlAvail"</text:span> <text:span text:style-name="T3">value</text:span> = <text:span text:style-name="T1">"{{base_url}}/hotel-search"</text:span><text:span text:style-name="T2">/</text:span><text:span text:style-name="T1">&gt;</text:span></text:p>
      <text:p text:style-name="P1"><text:span text:style-name="T1">&lt;</text:span><text:span text:style-name="T2">Parameter</text:span> <text:span text:style-name="T3">key</text:span> = <text:span text:style-name="T1">"UrlValuation"</text:span> <text:span text:style-name="T3">value</text:span> = <text:span text:style-name="T1">"{{base_url}}/valuation"</text:span><text:span text:style-name="T2">/</text:span><text:span text:style-name="T1">&gt;</text:span></text:p>
      <text:p text:style-name="P1"><text:span text:style-name="T1">&lt;</text:span><text:span text:style-name="T2">Parameter</text:span> <text:span text:style-name="T3">key</text:span> = <text:span text:style-name="T1">"UrlReservation"</text:span> <text:span text:style-name="T3">value</text:span> = <text:span text:style-name="T1">"{{base_url}}/reservation"</text:span><text:span text:style-name="T2">/</text:span><text:span text:style-name="T1">&gt;</text:span></text:p>
      <text:p text:style-name="P1"><text:span text:style-name="T1">&lt;/</text:span><text:span text:style-name="T2">Parameters</text:span><text:span text:style-name="T1">&gt;</text:span></text:p>
      <text:p text:style-name="P1"><text:span text:style-name="T1">&lt;/</text:span><text:span text:style-name="T2">Configuration</text:span><text:span text:style-name="T1">&gt;</text:span></text:p>
      <text:p text:style-name="P1"><text:span text:style-name="T1">&lt;</text:span><text:span text:style-name="T2">ClientLocator</text:span><text:span text:style-name="T1">&gt;</text:span>980768<text:span text:style-name="T1">&lt;/</text:span><text:span text:style-name="T2">ClientLocator</text:span><text:span text:style-name="T1">&gt;</text:span></text:p>
      <text:p text:style-name="P1"><text:span text:style-name="T1">&lt;</text:span><text:span text:style-name="T2">OnRequest</text:span><text:span text:style-name="T1">&gt;</text:span>false<text:span text:style-name="T1">&lt;/</text:span><text:span text:style-name="T2">OnRequest</text:span><text:span text:style-name="T1">&gt;</text:span></text:p>
      <text:p text:style-name="P1"><text:span text:style-name="T1">&lt;</text:span><text:span text:style-name="T2">Parameters</text:span><text:span text:style-name="T1">&gt;</text:span></text:p>
      <text:p text:style-name="P1"><text:span text:style-name="T1">&lt;</text:span><text:span text:style-name="T2">Parameter</text:span> <text:span text:style-name="T3">key</text:span>=<text:span text:style-name="T1">"daily_rate"</text:span> <text:span text:style-name="T3">value</text:span>=<text:span text:style-name="T1">"240"</text:span> <text:span text:style-name="T2">/</text:span><text:span text:style-name="T1">&gt;</text:span></text:p>
      <text:p text:style-name="P1"><text:soft-page-break/><text:span text:style-name="T1">&lt;</text:span><text:span text:style-name="T2">Parameter</text:span> <text:span text:style-name="T3">key</text:span>=<text:span text:style-name="T1">"currency"</text:span> <text:span text:style-name="T3">value</text:span>=<text:span text:style-name="T1">"USD"</text:span> <text:span text:style-name="T2">/</text:span><text:span text:style-name="T1">&gt;</text:span></text:p>
      <text:p text:style-name="P1"><text:span text:style-name="T1">&lt;</text:span><text:span text:style-name="T2">Parameter</text:span> <text:span text:style-name="T3">key</text:span>=<text:span text:style-name="T1">"market"</text:span> <text:span text:style-name="T3">value</text:span>=<text:span text:style-name="T1">"229"</text:span> <text:span text:style-name="T2">/</text:span><text:span text:style-name="T1">&gt;</text:span></text:p>
      <text:p text:style-name="P1"><text:span text:style-name="T1">&lt;</text:span><text:span text:style-name="T2">Parameter</text:span> <text:span text:style-name="T3">key</text:span>=<text:span text:style-name="T1">"daily_rate#1"</text:span> <text:span text:style-name="T3">value</text:span>=<text:span text:style-name="T1">"861.11#861.11#"</text:span> <text:span text:style-name="T2">/</text:span><text:span text:style-name="T1">&gt;</text:span></text:p>
      <text:p text:style-name="P1"><text:span text:style-name="T1">&lt;/</text:span><text:span text:style-name="T2">Parameters</text:span><text:span text:style-name="T1">&gt;</text:span></text:p>
      <text:p text:style-name="P1"><text:span text:style-name="T1">&lt;</text:span><text:span text:style-name="T2">DeltaPrice</text:span> <text:span text:style-name="T3">amount</text:span>=<text:span text:style-name="T1">"10"</text:span> <text:span text:style-name="T3">percent</text:span>=<text:span text:style-name="T1">"5"</text:span> <text:span text:style-name="T3">applyBoth</text:span>=<text:span text:style-name="T1">"false"</text:span><text:span text:style-name="T2">/</text:span><text:span text:style-name="T1">&gt;</text:span></text:p>
      <text:p text:style-name="P1"><text:span text:style-name="T1">&lt;</text:span><text:span text:style-name="T2">StartDate</text:span><text:span text:style-name="T1">&gt;</text:span>31/08/2022<text:span text:style-name="T1">&lt;/</text:span><text:span text:style-name="T2">StartDate</text:span><text:span text:style-name="T1">&gt;</text:span></text:p>
      <text:p text:style-name="P1"><text:span text:style-name="T1">&lt;</text:span><text:span text:style-name="T2">EndDate</text:span><text:span text:style-name="T1">&gt;</text:span>01/09/2022<text:span text:style-name="T1">&lt;/</text:span><text:span text:style-name="T2">EndDate</text:span><text:span text:style-name="T1">&gt;</text:span></text:p>
      <text:p text:style-name="P1"><text:span text:style-name="T1">&lt;</text:span><text:span text:style-name="T2">MealPlanCode</text:span><text:span text:style-name="T1">&gt;</text:span>6<text:span text:style-name="T1">&lt;/</text:span><text:span text:style-name="T2">MealPlanCode</text:span><text:span text:style-name="T1">&gt;</text:span></text:p>
      <text:p text:style-name="P1"><text:span text:style-name="T1">&lt;</text:span><text:span text:style-name="T2">HotelCode</text:span><text:span text:style-name="T1">&gt;</text:span>260355<text:span text:style-name="T1">&lt;/</text:span><text:span text:style-name="T2">HotelCode</text:span><text:span text:style-name="T1">&gt;</text:span></text:p>
      <text:p text:style-name="P1"><text:span text:style-name="T1">&lt;</text:span><text:span text:style-name="T2">Nationality</text:span><text:span text:style-name="T1">&gt;</text:span>AE<text:span text:style-name="T1">&lt;/</text:span><text:span text:style-name="T2">Nationality</text:span><text:span text:style-name="T1">&gt;</text:span></text:p>
      <text:p text:style-name="P1"><text:span text:style-name="T1">&lt;</text:span><text:span text:style-name="T2">Holder</text:span> <text:span text:style-name="T3">title</text:span> = <text:span text:style-name="T1">"Mr"</text:span> <text:span text:style-name="T3">name</text:span> = <text:span text:style-name="T1">"Sreejith"</text:span> <text:span text:style-name="T3">surname</text:span> = <text:span text:style-name="T1">"s"</text:span> <text:span text:style-name="T3">email</text:span> = <text:span text:style-name="T1">"sreejith@qburst.com"</text:span><text:span text:style-name="T2">/</text:span><text:span text:style-name="T1">&gt;</text:span></text:p>
      <text:p text:style-name="P1"><text:span text:style-name="T1">&lt;</text:span><text:span text:style-name="T2">Price</text:span> <text:span text:style-name="T3">amount</text:span>=<text:span text:style-name="T1">"861.11"</text:span> <text:span text:style-name="T3">binding</text:span>=<text:span text:style-name="T1">"false"</text:span> <text:span text:style-name="T3">commission</text:span>=<text:span text:style-name="T1">"-1"</text:span> <text:span text:style-name="T3">currency</text:span>=<text:span text:style-name="T1">"USD"</text:span> <text:span text:style-name="T2">/</text:span><text:span text:style-name="T1">&gt;</text:span></text:p>
      <text:p text:style-name="P1"><text:span text:style-name="T1">&lt;</text:span><text:span text:style-name="T2">ResGuests</text:span><text:span text:style-name="T1">&gt;</text:span></text:p>
      <text:p text:style-name="P1"><text:span text:style-name="T1">&lt;</text:span><text:span text:style-name="T2">Guests</text:span><text:span text:style-name="T1">&gt;</text:span></text:p>
      <text:p text:style-name="P1"><text:span text:style-name="T1">&lt;</text:span><text:span text:style-name="T2">Guest</text:span> <text:span text:style-name="T3">roomCandidateId</text:span> = <text:span text:style-name="T1">"1"</text:span> <text:span text:style-name="T3">paxId</text:span> = <text:span text:style-name="T1">"1"&gt;</text:span></text:p>
      <text:p text:style-name="P1"><text:span text:style-name="T1">&lt;</text:span><text:span text:style-name="T2">Title</text:span><text:span text:style-name="T1">&gt;</text:span>Mr<text:span text:style-name="T1">&lt;/</text:span><text:span text:style-name="T2">Title</text:span><text:span text:style-name="T1">&gt;</text:span></text:p>
      <text:p text:style-name="P1"><text:span text:style-name="T1">&lt;</text:span><text:span text:style-name="T2">GivenName</text:span><text:span text:style-name="T1">&gt;</text:span>Sreejith<text:span text:style-name="T1">&lt;/</text:span><text:span text:style-name="T2">GivenName</text:span><text:span text:style-name="T1">&gt;</text:span></text:p>
      <text:p text:style-name="P1"><text:span text:style-name="T1">&lt;</text:span><text:span text:style-name="T2">SurName</text:span><text:span text:style-name="T1">&gt;</text:span>S<text:span text:style-name="T1">&lt;/</text:span><text:span text:style-name="T2">SurName</text:span><text:span text:style-name="T1">&gt;</text:span></text:p>
      <text:p text:style-name="P1"><text:span text:style-name="T1">&lt;/</text:span><text:span text:style-name="T2">Guest</text:span><text:span text:style-name="T1">&gt;</text:span></text:p>
      <text:p text:style-name="P1"><text:span text:style-name="T1">&lt;</text:span><text:span text:style-name="T2">Guest</text:span> <text:span text:style-name="T3">roomCandidateId</text:span> = <text:span text:style-name="T1">"1"</text:span> <text:span text:style-name="T3">paxId</text:span> = <text:span text:style-name="T1">"2"&gt;</text:span></text:p>
      <text:p text:style-name="P1"><text:span text:style-name="T1">&lt;</text:span><text:span text:style-name="T2">Title</text:span><text:span text:style-name="T1">&gt;</text:span>Mr<text:span text:style-name="T1">&lt;/</text:span><text:span text:style-name="T2">Title</text:span><text:span text:style-name="T1">&gt;</text:span></text:p>
      <text:p text:style-name="P1"><text:span text:style-name="T1">&lt;</text:span><text:span text:style-name="T2">GivenName</text:span><text:span text:style-name="T1">&gt;</text:span>Seejith<text:span text:style-name="T1">&lt;/</text:span><text:span text:style-name="T2">GivenName</text:span><text:span text:style-name="T1">&gt;</text:span></text:p>
      <text:p text:style-name="P1"><text:span text:style-name="T1">&lt;</text:span><text:span text:style-name="T2">SurName</text:span><text:span text:style-name="T1">&gt;</text:span>K<text:span text:style-name="T1">&lt;/</text:span><text:span text:style-name="T2">SurName</text:span><text:span text:style-name="T1">&gt;</text:span></text:p>
      <text:p text:style-name="P1"><text:span text:style-name="T1">&lt;/</text:span><text:span text:style-name="T2">Guest</text:span><text:span text:style-name="T1">&gt;</text:span></text:p>
      <text:p text:style-name="P1"><text:span text:style-name="T1">&lt;/</text:span><text:span text:style-name="T2">Guests</text:span><text:span text:style-name="T1">&gt;</text:span></text:p>
      <text:p text:style-name="P1"><text:span text:style-name="T1">&lt;/</text:span><text:span text:style-name="T2">ResGuests</text:span><text:span text:style-name="T1">&gt;</text:span></text:p>
      <text:p text:style-name="P1"><text:span text:style-name="T1">&lt;</text:span><text:span text:style-name="T2">PaymentType</text:span><text:span text:style-name="T1">&gt;</text:span>MerchantPay<text:span text:style-name="T1">&lt;/</text:span><text:span text:style-name="T2">PaymentType</text:span><text:span text:style-name="T1">&gt;</text:span></text:p>
      <text:p text:style-name="P1"><text:span text:style-name="T1">&lt;</text:span><text:span text:style-name="T2">CardInfo</text:span><text:span text:style-name="T1">&gt;</text:span></text:p>
      <text:p text:style-name="P1"><text:span text:style-name="T1">&lt;</text:span><text:span text:style-name="T2">CardCode</text:span><text:span text:style-name="T1">&gt;</text:span>VI<text:span text:style-name="T1">&lt;/</text:span><text:span text:style-name="T2">CardCode</text:span><text:span text:style-name="T1">&gt;</text:span></text:p>
      <text:p text:style-name="P1"><text:span text:style-name="T1">&lt;</text:span><text:span text:style-name="T2">Number</text:span><text:span text:style-name="T1">&gt;</text:span>4321432143214327<text:span text:style-name="T1">&lt;/</text:span><text:span text:style-name="T2">Number</text:span><text:span text:style-name="T1">&gt;</text:span></text:p>
      <text:p text:style-name="P1"><text:span text:style-name="T1">&lt;</text:span><text:span text:style-name="T2">Holder</text:span><text:span text:style-name="T1">&gt;</text:span>Test11 TestAp11<text:span text:style-name="T1">&lt;/</text:span><text:span text:style-name="T2">Holder</text:span><text:span text:style-name="T1">&gt;</text:span></text:p>
      <text:p text:style-name="P1"><text:span text:style-name="T1">&lt;</text:span><text:span text:style-name="T2">ValidityDate</text:span><text:span text:style-name="T1">&gt;</text:span></text:p>
      <text:p text:style-name="P1"><text:span text:style-name="T1">&lt;</text:span><text:span text:style-name="T2">Month</text:span><text:span text:style-name="T1">&gt;</text:span>06<text:span text:style-name="T1">&lt;/</text:span><text:span text:style-name="T2">Month</text:span><text:span text:style-name="T1">&gt;</text:span></text:p>
      <text:p text:style-name="P1"><text:span text:style-name="T1">&lt;</text:span><text:span text:style-name="T2">Year</text:span><text:span text:style-name="T1">&gt;</text:span>14<text:span text:style-name="T1">&lt;/</text:span><text:span text:style-name="T2">Year</text:span><text:span text:style-name="T1">&gt;</text:span></text:p>
      <text:p text:style-name="P1"><text:span text:style-name="T1">&lt;/</text:span><text:span text:style-name="T2">ValidityDate</text:span><text:span text:style-name="T1">&gt;</text:span></text:p>
      <text:p text:style-name="P1"><text:span text:style-name="T1">&lt;</text:span><text:span text:style-name="T2">CVC</text:span><text:span text:style-name="T1">&gt;</text:span>123<text:span text:style-name="T1">&lt;/</text:span><text:span text:style-name="T2">CVC</text:span><text:span text:style-name="T1">&gt;</text:span></text:p>
      <text:p text:style-name="P1"><text:span text:style-name="T1">&lt;/</text:span><text:span text:style-name="T2">CardInfo</text:span><text:span text:style-name="T1">&gt;</text:span></text:p>
      <text:p text:style-name="P1"><text:span text:style-name="T1">&lt;</text:span><text:span text:style-name="T2">Rooms</text:span><text:span text:style-name="T1">&gt;</text:span></text:p>
      <text:p text:style-name="P1"><text:span text:style-name="T1">&lt;</text:span><text:span text:style-name="T2">Room</text:span> <text:span text:style-name="T3">id</text:span> = <text:span text:style-name="T1">"6394"</text:span> <text:span text:style-name="T3">roomCandidateRefId</text:span> = <text:span text:style-name="T1">"1"</text:span> <text:span text:style-name="T3">code</text:span> = <text:span text:style-name="T1">"6394"</text:span> <text:span text:style-name="T3">description</text:span> = <text:span text:style-name="T1">"room 2"&gt;</text:span></text:p>
      <text:p text:style-name="P1"><text:span text:style-name="T1">&lt;</text:span><text:span text:style-name="T2">Preferences</text:span><text:span text:style-name="T1">&gt;</text:span></text:p>
      <text:p text:style-name="P1"><text:span text:style-name="T1">&lt;</text:span><text:span text:style-name="T2">Preference</text:span> <text:span text:style-name="T3">type</text:span> = <text:span text:style-name="T1">"Smoker"</text:span><text:span text:style-name="T2">/</text:span><text:span text:style-name="T1">&gt;</text:span></text:p>
      <text:p text:style-name="P1"><text:span text:style-name="T1">&lt;</text:span><text:span text:style-name="T2">Preference</text:span> <text:span text:style-name="T3">type</text:span> = <text:span text:style-name="T1">"NonSmoker"</text:span><text:span text:style-name="T2">/</text:span><text:span text:style-name="T1">&gt;</text:span></text:p>
      <text:p text:style-name="P1"><text:span text:style-name="T1">&lt;</text:span><text:span text:style-name="T2">Preference</text:span> <text:span text:style-name="T3">type</text:span> = <text:span text:style-name="T1">"ExtraBed"</text:span><text:span text:style-name="T2">/</text:span><text:span text:style-name="T1">&gt;</text:span></text:p>
      <text:p text:style-name="P1"><text:span text:style-name="T1">&lt;</text:span><text:span text:style-name="T2">Preference</text:span> <text:span text:style-name="T3">type</text:span> = <text:span text:style-name="T1">"Cradle"</text:span><text:span text:style-name="T2">/</text:span><text:span text:style-name="T1">&gt;</text:span></text:p>
      <text:p text:style-name="P1"><text:span text:style-name="T1">&lt;</text:span><text:span text:style-name="T2">Preference</text:span> <text:span text:style-name="T3">type</text:span> = <text:span text:style-name="T1">"DoubleBed"</text:span><text:span text:style-name="T2">/</text:span><text:span text:style-name="T1">&gt;</text:span></text:p>
      <text:p text:style-name="P1"><text:span text:style-name="T1">&lt;</text:span><text:span text:style-name="T2">Preference</text:span> <text:span text:style-name="T3">type</text:span> = <text:span text:style-name="T1">"TwinBeds"</text:span><text:span text:style-name="T2">/</text:span><text:span text:style-name="T1">&gt;</text:span></text:p>
      <text:p text:style-name="P1"><text:span text:style-name="T1">&lt;/</text:span><text:span text:style-name="T2">Preferences</text:span><text:span text:style-name="T1">&gt;</text:span></text:p>
      <text:p text:style-name="P1"><text:span text:style-name="T1">&lt;/</text:span><text:span text:style-name="T2">Room</text:span><text:span text:style-name="T1">&gt;</text:span></text:p>
      <text:p text:style-name="P1"><text:span text:style-name="T1">&lt;/</text:span><text:span text:style-name="T2">Rooms</text:span><text:span text:style-name="T1">&gt;</text:span></text:p>
      <text:p text:style-name="P1"><text:span text:style-name="T1">&lt;</text:span><text:span text:style-name="T2">RoomCandidates</text:span><text:span text:style-name="T1">&gt;</text:span></text:p>
      <text:p text:style-name="P1"><text:soft-page-break/><text:span text:style-name="T1">&lt;</text:span><text:span text:style-name="T2">RoomCandidate</text:span> <text:span text:style-name="T3">id</text:span> = <text:span text:style-name="T1">"1"&gt;</text:span></text:p>
      <text:p text:style-name="P1"><text:span text:style-name="T1">&lt;</text:span><text:span text:style-name="T2">Paxes</text:span><text:span text:style-name="T1">&gt;</text:span></text:p>
      <text:p text:style-name="P1"><text:span text:style-name="T1">&lt;</text:span><text:span text:style-name="T2">Pax</text:span> <text:span text:style-name="T3">age</text:span> = <text:span text:style-name="T1">"30"</text:span> <text:span text:style-name="T3">id</text:span> = <text:span text:style-name="T1">"1"</text:span><text:span text:style-name="T2">/</text:span><text:span text:style-name="T1">&gt;</text:span></text:p>
      <text:p text:style-name="P1"><text:span text:style-name="T1">&lt;</text:span><text:span text:style-name="T2">Pax</text:span> <text:span text:style-name="T3">age</text:span> = <text:span text:style-name="T1">"30"</text:span> <text:span text:style-name="T3">id</text:span> = <text:span text:style-name="T1">"1"</text:span><text:span text:style-name="T2">/</text:span><text:span text:style-name="T1">&gt;</text:span></text:p>
      <text:p text:style-name="P1"><text:span text:style-name="T1">&lt;/</text:span><text:span text:style-name="T2">Paxes</text:span><text:span text:style-name="T1">&gt;</text:span></text:p>
      <text:p text:style-name="P1"><text:span text:style-name="T1">&lt;/</text:span><text:span text:style-name="T2">RoomCandidate</text:span><text:span text:style-name="T1">&gt;</text:span></text:p>
      <text:p text:style-name="P1"><text:span text:style-name="T1">&lt;/</text:span><text:span text:style-name="T2">RoomCandidates</text:span><text:span text:style-name="T1">&gt;</text:span></text:p>
      <text:p text:style-name="P1"><text:span text:style-name="T1">&lt;</text:span><text:span text:style-name="T2">Remarks</text:span><text:span text:style-name="T1">&gt;</text:span>TGX booking email test.<text:span text:style-name="T1">&lt;/</text:span><text:span text:style-name="T2">Remarks</text:span><text:span text:style-name="T1">&gt;</text:span></text:p>
      <text:p text:style-name="P1"><text:span text:style-name="T1">&lt;</text:span><text:span text:style-name="T2">Preferences</text:span><text:span text:style-name="T1">&gt;</text:span></text:p>
      <text:p text:style-name="P1"><text:span text:style-name="T1">&lt;</text:span><text:span text:style-name="T2">Preference</text:span> <text:span text:style-name="T3">type</text:span> = <text:span text:style-name="T1">"ContiguosRooms"</text:span><text:span text:style-name="T2">/</text:span><text:span text:style-name="T1">&gt;</text:span></text:p>
      <text:p text:style-name="P1"><text:span text:style-name="T1">&lt;</text:span><text:span text:style-name="T2">Preference</text:span> <text:span text:style-name="T3">type</text:span> = <text:span text:style-name="T1">"Wedding"</text:span><text:span text:style-name="T2">/</text:span><text:span text:style-name="T1">&gt;</text:span></text:p>
      <text:p text:style-name="P1"><text:span text:style-name="T1">&lt;</text:span><text:span text:style-name="T2">Preference</text:span> <text:span text:style-name="T3">type</text:span> = <text:span text:style-name="T1">"LateArrival"&gt;</text:span>14:00<text:span text:style-name="T1">&lt;/</text:span><text:span text:style-name="T2">Preference</text:span><text:span text:style-name="T1">&gt;</text:span></text:p>
      <text:p text:style-name="P1"><text:span text:style-name="T1">&lt;</text:span><text:span text:style-name="T2">Preference</text:span> <text:span text:style-name="T3">type</text:span> = <text:span text:style-name="T1">"LateCheckOut"</text:span><text:span text:style-name="T2">/</text:span><text:span text:style-name="T1">&gt;</text:span></text:p>
      <text:p text:style-name="P1"><text:span text:style-name="T1">&lt;</text:span><text:span text:style-name="T2">Preference</text:span> <text:span text:style-name="T3">type</text:span> = <text:span text:style-name="T1">"GroundFloor"</text:span><text:span text:style-name="T2">/</text:span><text:span text:style-name="T1">&gt;</text:span></text:p>
      <text:p text:style-name="P1"><text:span text:style-name="T1">&lt;</text:span><text:span text:style-name="T2">Preference</text:span> <text:span text:style-name="T3">type</text:span> = <text:span text:style-name="T1">"TopFlor"</text:span><text:span text:style-name="T2">/</text:span><text:span text:style-name="T1">&gt;</text:span></text:p>
      <text:p text:style-name="P1"><text:span text:style-name="T1">&lt;</text:span><text:span text:style-name="T2">Preference</text:span> <text:span text:style-name="T3">type</text:span> = <text:span text:style-name="T1">"WithoutVoucher"</text:span><text:span text:style-name="T2">/</text:span><text:span text:style-name="T1">&gt;</text:span></text:p>
      <text:p text:style-name="P1"><text:span text:style-name="T1">&lt;/</text:span><text:span text:style-name="T2">Preferences</text:span><text:span text:style-name="T1">&gt;</text:span></text:p>
      <text:p text:style-name="P1"><text:span text:style-name="T1">&lt;/</text:span><text:span text:style-name="T2">ReservationRQ</text:span><text:span text:style-name="T1">&gt;</text:span></text:p>
      <text:p text:style-name="P1"><text:span text:style-name="T1"/></text:p>
      <text:p text:style-name="P1"><text:span text:style-name="T1"/></text:p>
      <text:p text:style-name="P1"><text:span text:style-name="T1">&lt;</text:span><text:span text:style-name="T2">CancelRQ</text:span> <text:span text:style-name="T3">hotelCode</text:span>=<text:span text:style-name="T1">"260355"&gt;</text:span></text:p>
      <text:p text:style-name="P1"><text:span text:style-name="T1">&lt;</text:span><text:span text:style-name="T2">timeoutMilliseconds</text:span><text:span text:style-name="T1">&gt;</text:span>20000<text:span text:style-name="T1">&lt;/</text:span><text:span text:style-name="T2">timeoutMilliseconds</text:span><text:span text:style-name="T1">&gt;</text:span></text:p>
      <text:p text:style-name="P1"><text:span text:style-name="T1">&lt;</text:span><text:span text:style-name="T2">source</text:span><text:span text:style-name="T1">&gt;</text:span></text:p>
      <text:p text:style-name="P1"><text:span text:style-name="T1">&lt;</text:span><text:span text:style-name="T2">languageCode</text:span><text:span text:style-name="T1">&gt;</text:span>en<text:span text:style-name="T1">&lt;/</text:span><text:span text:style-name="T2">languageCode</text:span><text:span text:style-name="T1">&gt;</text:span></text:p>
      <text:p text:style-name="P1"><text:span text:style-name="T1">&lt;/</text:span><text:span text:style-name="T2">source</text:span><text:span text:style-name="T1">&gt;</text:span></text:p>
      <text:p text:style-name="P1"><text:span text:style-name="T1">&lt;</text:span><text:span text:style-name="T2">Configuration</text:span><text:span text:style-name="T1">&gt;</text:span></text:p>
      <text:p text:style-name="P1"><text:span text:style-name="T1">&lt;</text:span><text:span text:style-name="T2">URLGeneric</text:span><text:span text:style-name="T1">&gt;</text:span>{{base_url}}<text:span text:style-name="T1">&lt;/</text:span><text:span text:style-name="T2">URLGeneric</text:span><text:span text:style-name="T1">&gt;</text:span></text:p>
      <text:p text:style-name="P1"><text:span text:style-name="T1">&lt;</text:span><text:span text:style-name="T2">Parameters</text:span><text:span text:style-name="T1">&gt;</text:span></text:p>
      <text:p text:style-name="P1"><text:span text:style-name="T1">&lt;</text:span><text:span text:style-name="T2">Parameter</text:span> <text:span text:style-name="T3">key</text:span> = <text:span text:style-name="T1">"User"</text:span> <text:span text:style-name="T3">value</text:span> = <text:span text:style-name="T1">"{{user}}"</text:span><text:span text:style-name="T2">/</text:span><text:span text:style-name="T1">&gt;</text:span></text:p>
      <text:p text:style-name="P1"><text:span text:style-name="T1">&lt;</text:span><text:span text:style-name="T2">Parameter</text:span> <text:span text:style-name="T3">key</text:span> = <text:span text:style-name="T1">"Apikey"</text:span> <text:span text:style-name="T3">value</text:span> = <text:span text:style-name="T1">"{{apikey}}"</text:span><text:span text:style-name="T2">/</text:span><text:span text:style-name="T1">&gt;</text:span></text:p>
      <text:p text:style-name="P1"><text:span text:style-name="T1">&lt;</text:span><text:span text:style-name="T2">Parameter</text:span> <text:span text:style-name="T3">key</text:span> = <text:span text:style-name="T1">"UrlAvail"</text:span> <text:span text:style-name="T3">value</text:span> = <text:span text:style-name="T1">"{{base_url}}/hotel-search"</text:span><text:span text:style-name="T2">/</text:span><text:span text:style-name="T1">&gt;</text:span></text:p>
      <text:p text:style-name="P1"><text:span text:style-name="T1">&lt;</text:span><text:span text:style-name="T2">Parameter</text:span> <text:span text:style-name="T3">key</text:span> = <text:span text:style-name="T1">"UrlValuation"</text:span> <text:span text:style-name="T3">value</text:span> = <text:span text:style-name="T1">"{{base_url}}/valuation"</text:span><text:span text:style-name="T2">/</text:span><text:span text:style-name="T1">&gt;</text:span></text:p>
      <text:p text:style-name="P1"><text:span text:style-name="T1">&lt;</text:span><text:span text:style-name="T2">Parameter</text:span> <text:span text:style-name="T3">key</text:span> = <text:span text:style-name="T1">"UrlReservation"</text:span> <text:span text:style-name="T3">value</text:span> = <text:span text:style-name="T1">"{{base_url}}/reservation"</text:span><text:span text:style-name="T2">/</text:span><text:span text:style-name="T1">&gt;</text:span></text:p>
      <text:p text:style-name="P1"><text:span text:style-name="T1">&lt;/</text:span><text:span text:style-name="T2">Parameters</text:span><text:span text:style-name="T1">&gt;</text:span></text:p>
      <text:p text:style-name="P1"><text:span text:style-name="T1">&lt;/</text:span><text:span text:style-name="T2">Configuration</text:span><text:span text:style-name="T1">&gt;</text:span></text:p>
      <text:p text:style-name="P1"><text:span text:style-name="T1">&lt;</text:span><text:span text:style-name="T2">Locators</text:span><text:span text:style-name="T1">&gt;</text:span></text:p>
      <text:p text:style-name="P1"><text:span text:style-name="T1">&lt;</text:span><text:span text:style-name="T2">Client</text:span><text:span text:style-name="T1">&gt;</text:span>2537461<text:span text:style-name="T1">&lt;/</text:span><text:span text:style-name="T2">Client</text:span><text:span text:style-name="T1">&gt;</text:span></text:p>
      <text:p text:style-name="P1"><text:span text:style-name="T1">&lt;</text:span><text:span text:style-name="T2">Provider</text:span><text:span text:style-name="T1">&gt;</text:span>147<text:span text:style-name="T1">&lt;/</text:span><text:span text:style-name="T2">Provider</text:span><text:span text:style-name="T1">&gt;</text:span></text:p>
      <text:p text:style-name="P1"><text:span text:style-name="T1">&lt;/</text:span><text:span text:style-name="T2">Locators</text:span><text:span text:style-name="T1">&gt;</text:span></text:p>
      <text:p text:style-name="P1"><text:span text:style-name="T1">&lt;</text:span><text:span text:style-name="T2">StartDate</text:span><text:span text:style-name="T1">&gt;</text:span>31/08/2022<text:span text:style-name="T1">&lt;/</text:span><text:span text:style-name="T2">StartDate</text:span><text:span text:style-name="T1">&gt;</text:span></text:p>
      <text:p text:style-name="P1"><text:span text:style-name="T1">&lt;</text:span><text:span text:style-name="T2">EndDate</text:span><text:span text:style-name="T1">&gt;</text:span>01/09/2022<text:span text:style-name="T1">&lt;/</text:span><text:span text:style-name="T2">EndDate</text:span><text:span text:style-name="T1">&gt;</text:span></text:p>
      <text:p text:style-name="P1"><text:span text:style-name="T1">&lt;</text:span><text:span text:style-name="T2">Holder</text:span> <text:span text:style-name="T3">title</text:span> = <text:span text:style-name="T1">"Mr"</text:span> <text:span text:style-name="T3">name</text:span> = <text:span text:style-name="T1">"Sreejith"</text:span> <text:span text:style-name="T3">surname</text:span> = <text:span text:style-name="T1">"s"</text:span><text:span text:style-name="T2">/</text:span><text:span text:style-name="T1">&gt;</text:span></text:p>
      <text:p text:style-name="P1"><text:span text:style-name="T1">&lt;/</text:span><text:span text:style-name="T2">CancelRQ</text:span><text:span text:style-name="T1">&gt;</text:span></text:p>
      <text:p text:style-name="P1"><text:span text:style-name="T1"/></text:p>
      <text:p text:style-name="P1"><text:span text:style-name="T1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30T17:07:03.720156249</meta:creation-date>
    <dc:date>2022-08-30T17:08:46.386952452</dc:date>
    <meta:editing-duration>PT1M42S</meta:editing-duration>
    <meta:editing-cycles>1</meta:editing-cycles>
    <meta:document-statistic meta:table-count="0" meta:image-count="0" meta:object-count="0" meta:page-count="4" meta:paragraph-count="191" meta:word-count="497" meta:character-count="5429" meta:non-whitespace-character-count="5122"/>
    <meta:generator>LibreOffice/6.4.7.2$Linux_X86_64 LibreOffice_project/40$Build-2</meta:generator>
  </office:meta>
</office:document-meta>
</file>